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130000001315DCF57E00EF45A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 style:master-page-name="Landscape">
      <style:paragraph-properties style:page-number="auto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/>
    <style:master-page style:name="Landscape" style:page-layout-name="Mpm2">
      <style:header>
        <text:p text:style-name="Header"><draw:frame draw:style-name="Mfr1" draw:name="Image1" text:anchor-type="paragraph" svg:x="3.36cm" svg:y="0.132cm" svg:width="0.67cm" svg:height="0.67cm" draw:z-index="0"><draw:image xlink:href="Pictures/10000201000000130000001315DCF57E00EF45A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doe</meta:initial-creator>
    <meta:creation-date>2020-07-02T11:18:47.621028091</meta:creation-date>
    <dc:date>2020-07-02T11:21:28.893793271</dc:date>
    <dc:creator>john doe</dc:creator>
    <meta:editing-duration>PT2M42S</meta:editing-duration>
    <meta:editing-cycles>1</meta:editing-cycles>
    <meta:document-statistic meta:table-count="0" meta:image-count="1" meta:object-count="0" meta:page-count="2" meta:paragraph-count="0" meta:word-count="0" meta:character-count="0" meta:non-whitespace-character-count="0"/>
    <meta:generator>LibreOfficeDev/7.1.0.0.alpha0$Linux_X86_64 LibreOffice_project/98973f65a20881bde34b4e04c1830b73e8341073</meta:generator>
  </office:meta>
</office:document-meta>
</file>